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ubuntu virtual machine - <text:a xlink:type="simple" xlink:href="http://azure.microsoft.com/en-us/documentation/articles/virtual-machines-create-custom/">http://azure.microsoft.com/en-us/documentation/articles/virtual-machines-create-custom/</text:a></text:p>
      <text:p text:style-name="Standard"/>
      <text:p text:style-name="Standard">ruby application installation in ubuntu - <text:a xlink:type="simple" xlink:href="http://azure.microsoft.com/en-us/documentation/articles/virtual-machines-ruby-rails-web-app-linux/">http://azure.microsoft.com/en-us/documentation/articles/virtual-machines-ruby-rails-web-app-linux/</text:a></text:p>
      <text:p text:style-name="Standard"/>
      <text:p text:style-name="Standard">LAMP installation - <text:a xlink:type="simple" xlink:href="http://blogs.msdn.com/b/africaapps/archive/2013/11/13/creating-a-lamp-stack-linux-apache-mysql-php-using-tasksel-on-windows-azure.aspx">http://blogs.msdn.com/b/africaapps/archive/2013/11/13/creating-a-lamp-stack-linux-apache-mysql-php-using-tasksel-on-windows-azure.aspx</text:a></text:p>
      <text:p text:style-name="Standard"/>
      <text:p text:style-name="Standard">how to attach a disk in linux virtual machine - <text:a xlink:type="simple" xlink:href="http://azure.microsoft.com/en-us/documentation/articles/virtual-machines-linux-tutorial/">http://azure.microsoft.com/en-us/documentation/articles/virtual-machines-linux-tutorial/</text:a></text:p>
      <text:p text:style-name="Standard"/>
      <text:p text:style-name="Standard">how to capture a vitual machine - http://azure.microsoft.com/en-us/documentation/articles/virtual-machines-linux-capture-image/</text:p>
      <text:p text:style-name="Standard"/>
      <text:p text:style-name="Standard">Windows virtual machine creation - <text:a xlink:type="simple" xlink:href="http://azure.microsoft.com/en-us/documentation/articles/virtual-machines-windows-tutorial/">http://azure.microsoft.com/en-us/documentation/articles/virtual-machines-windows-tutorial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XNIX_11_PADMA </meta:initial-creator>
    <meta:creation-date>2014-05-19T15:22:21</meta:creation-date>
    <dc:date>2014-05-19T16:28:03</dc:date>
    <dc:creator>FIXNIX_11_PADMA </dc:creator>
    <meta:editing-duration>PT36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6" meta:word-count="41" meta:character-count="795" meta:non-whitespace-character-count="759"/>
  </office:meta>
</office:document-meta>
</file>